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8pt" fo:font-weight="normal" officeooo:rsid="00140173" officeooo:paragraph-rsid="00140173" style:font-size-asian="24.5pt" style:font-weight-asian="normal" style:font-size-complex="28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28pt" fo:font-weight="normal" officeooo:rsid="0014db98" officeooo:paragraph-rsid="0014db98" style:font-size-asian="24.5pt" style:font-weight-asian="normal" style:font-size-complex="28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28pt" fo:font-weight="bold" officeooo:rsid="00140173" officeooo:paragraph-rsid="00140173" style:font-size-asian="24.5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44pt" fo:font-weight="bold" officeooo:rsid="0006d114" officeooo:paragraph-rsid="00140173" style:font-size-asian="38.5pt" style:font-weight-asian="bold" style:font-size-complex="4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44pt" fo:font-weight="bold" officeooo:rsid="00131821" officeooo:paragraph-rsid="00140173" style:font-size-asian="38.5pt" style:font-weight-asian="bold" style:font-size-complex="44pt" style:font-weight-complex="bold"/>
    </style:style>
    <style:style style:name="T1" style:family="text">
      <style:text-properties officeooo:rsid="001401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<text:span text:style-name="T1">ervices Within Linux</text:span></text:p>
      <text:p text:style-name="P5"/>
      <text:p text:style-name="P1">linux services are usually start at the startup. One of the most important thing that a server administrator do that stop the services that is no longer needed so we can decrease the attack surfaces of the system. When you install a system a lot of packages are installed but you may not need everything like if you are using your centos or redhat linux for server there is a bluetooth module installed but server dont use bluetooth so you can disable it and so that hacker cant use the bluetooth vulnerabilities to exploit the server </text:p>
      <text:p text:style-name="P1"/>
      <text:p text:style-name="P1">it centos system the </text:p>
      <text:p text:style-name="P1"/>
      <text:p text:style-name="P1">to seewhat service are running in which run levels</text:p>
      <text:p text:style-name="P1"/>
      <text:p text:style-name="P1"><text:soft-page-break/>the command is</text:p>
      <text:p text:style-name="P3">=&gt;chkconfig</text:p>
      <text:p text:style-name="P3"/>
      <text:p text:style-name="P1">you can start the service with chkconfig too</text:p>
      <text:p text:style-name="P1"/>
      <text:p text:style-name="P3">=&gt;chkconfig &lt;service&gt; &lt;on/off&gt;</text:p>
      <text:p text:style-name="P3"/>
      <text:p text:style-name="P3">[this is not avilable in all the system]</text:p>
      <text:p text:style-name="P3"/>
      <text:p text:style-name="P1">now to see the detail process in a system we use the command </text:p>
      <text:p text:style-name="P1"/>
      <text:p text:style-name="P1"/>
      <text:p text:style-name="P3">=&gt;systemctl</text:p>
      <text:p text:style-name="P3"/>
      <text:p text:style-name="P3">[it will gives all the active process and kernel module]</text:p>
      <text:p text:style-name="P3"/>
      <text:p text:style-name="P1">to stop services that need to be disabled</text:p>
      <text:p text:style-name="P1"/>
      <text:p text:style-name="P3">=&gt;systemctl status bluetooth</text:p>
      <text:p text:style-name="P3"><text:soft-page-break/>=&gt;systemctl stop bluetooth</text:p>
      <text:p text:style-name="P1"/>
      <text:p text:style-name="P1">[this may disable <text:s/>the action to you need to stop the process too]</text:p>
      <text:p text:style-name="P1"/>
      <text:p text:style-name="P3">=&gt;pkill bluetooth</text:p>
      <text:p text:style-name="P3"/>
      <text:p text:style-name="P2">you should disable or uninstall <text:s/>a gui for because in enterprise <text:s/>we dont use the graphical user interface.and it took ram and it extends the attack surfaces to disable it </text:p>
      <text:p text:style-name="P2"/>
      <text:p text:style-name="P2">we just un install the group x window system</text:p>
      <text:p text:style-name="P2"/>
      <text:p text:style-name="P2">=&gt;yum groupremove “x-window-system”</text:p>
      <text:p text:style-name="P2"/>
      <text:p text:style-name="P2">you shoud disbale ipv6 if you dont use it</text:p>
      <text:p text:style-name="P2"/>
      <text:p text:style-name="P2"><text:soft-page-break/>some process use sticky bit that use elevated privilege using sticky bit for working in user account like </text:p>
      <text:p text:style-name="P2"/>
      <text:p text:style-name="P2">=&gt;ifconfig needs hardware permission to run but it can run by user with elevated privileges <text:s text:c="2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1T07:02:07.829623099</meta:creation-date>
    <dc:date>2019-12-01T07:19:34.805275190</dc:date>
    <meta:editing-duration>PT5M11S</meta:editing-duration>
    <meta:editing-cycles>1</meta:editing-cycles>
    <meta:document-statistic meta:table-count="0" meta:image-count="0" meta:object-count="0" meta:page-count="4" meta:paragraph-count="23" meta:word-count="272" meta:character-count="1564" meta:non-whitespace-character-count="1304"/>
    <meta:generator>LibreOffice/6.3.3.2$Linux_X86_64 LibreOffice_project/a64200df03143b798afd1ec74a12ab50359878ed</meta:generator>
  </office:meta>
</office:document-meta>
</file>